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5pt" fo:language="ru" fo:country="RU" style:text-underline-style="solid" style:text-underline-width="auto" style:text-underline-color="font-color" style:font-size-asian="15pt" style:font-size-complex="15pt"/>
    </style:style>
    <style:style style:name="T1" style:family="text">
      <style:text-properties fo:font-variant="normal" fo:text-transform="none" fo:color="#000000" style:font-name="monospace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дание на эксплуатационную практику для ИУ7И <text:s/>2023/24 уч.г</text:p>
      <text:p text:style-name="P2"/>
      <text:p text:style-name="P1"><text:tab/>Ву Хай Данг <text:s/><text:tab/>ИУ7И-62Б</text:p>
      <text:p text:style-name="P1"><text:tab/>Фам Минь Хиеу<text:tab/>ИУ7И-62Б</text:p>
      <text:p text:style-name="P1"/>
      <text:p text:style-name="P1"><text:span text:style-name="T1">ЗАДАНИЕ</text:span><text:line-break/><text:span text:style-name="T1">Разработать программу: "Расписание движения по железнодорожной станции", которая, во избежание пробок, разрешает движение поездов, при наличии достаточного количества платформ в нужном направлении.</text:span></text:p>
      <text:p text:style-name="P1"><text:span text:style-name="T1">На станции есть несколько платформ, часть поездов имеют конечную остановку на данной станции, часть проходящих в ту или другую сторону (продумать исходные данные, структуру данных и критерии самостоятельно).</text:span></text:p>
      <text:p text:style-name="P1"><text:span text:style-name="T1"/></text:p>
      <text:p text:style-name="P1"><text:tab/>Распределить задание : Каждый должен сделать и описать в отчете свою часть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02T12:54:51.41</meta:creation-date>
    <dc:date>2024-07-02T13:07:52.91</dc:date>
    <meta:editing-duration>PT13M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1" meta:paragraph-count="6" meta:word-count="79" meta:character-count="595"/>
  </office:meta>
</office:document-meta>
</file>